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Odlomakpopisa" style:list-style-name="LFO1" style:family="paragraph">
      <style:paragraph-properties style:contextual-spacing="false" fo:text-align="justify" fo:margin-bottom="0in" fo:line-height="115%"/>
      <style:text-properties fo:font-weight="bold" style:font-weight-asian="bold" style:font-weight-complex="bold"/>
    </style:style>
    <style:style style:name="P3" style:parent-style-name="Normal" style:family="paragraph">
      <style:paragraph-properties fo:text-align="justify" fo:line-height="115%"/>
    </style:style>
    <style:style style:name="P4" style:parent-style-name="Normal" style:family="paragraph">
      <style:paragraph-properties fo:text-align="justify" fo:line-height="115%"/>
    </style:style>
    <style:style style:name="T5" style:parent-style-name="Zadanifontodlomka" style:family="text">
      <style:text-properties fo:font-style="italic" style:font-style-asian="italic" style:font-style-complex="italic"/>
    </style:style>
    <style:style style:name="P6" style:parent-style-name="Normal" style:family="paragraph">
      <style:paragraph-properties fo:text-align="justify" fo:line-height="115%"/>
    </style:style>
    <style:style style:name="P7" style:parent-style-name="Odlomakpopisa" style:list-style-name="LFO1" style:family="paragraph">
      <style:paragraph-properties style:contextual-spacing="false" fo:text-align="justify" fo:margin-bottom="0in" fo:line-height="115%"/>
      <style:text-properties fo:font-weight="bold" style:font-weight-asian="bold" style:font-weight-complex="bold"/>
    </style:style>
    <style:style style:name="P8" style:parent-style-name="Normal" style:family="paragraph">
      <style:paragraph-properties fo:text-align="justify" fo:line-height="115%"/>
    </style:style>
    <style:style style:name="P9" style:parent-style-name="Normal" style:family="paragraph">
      <style:paragraph-properties fo:text-align="justify" fo:line-height="115%"/>
    </style:style>
    <style:style style:name="T10" style:parent-style-name="Zadanifontodlomka" style:family="text">
      <style:text-properties fo:background-color="#FFFFFF"/>
    </style:style>
    <style:style style:name="T11" style:parent-style-name="Zadanifontodlomka" style:family="text">
      <style:text-properties fo:font-style="italic" style:font-style-asian="italic" style:font-style-complex="italic" fo:background-color="#FFFFFF"/>
    </style:style>
    <style:style style:name="T12" style:parent-style-name="Zadanifontodlomka" style:family="text">
      <style:text-properties fo:background-color="#FFFFFF"/>
    </style:style>
    <style:style style:name="T13" style:parent-style-name="Zadanifontodlomka" style:family="text">
      <style:text-properties fo:background-color="#FFFFFF"/>
    </style:style>
    <style:style style:name="T14" style:parent-style-name="Zadanifontodlomka" style:family="text">
      <style:text-properties fo:background-color="#FFFFFF"/>
    </style:style>
    <style:style style:name="T15" style:parent-style-name="cf01" style:family="text">
      <style:text-properties style:font-name="Times New Roman"/>
    </style:style>
    <style:style style:name="P16" style:parent-style-name="Odlomakpopisa" style:list-style-name="LFO1" style:family="paragraph">
      <style:paragraph-properties fo:text-align="justify" fo:margin-bottom="0in" fo:line-height="115%"/>
    </style:style>
    <style:style style:name="T17" style:parent-style-name="Zadanifontodlomka" style:family="text">
      <style:text-properties style:font-name="Times New Roman" fo:font-weight="bold" style:font-weight-asian="bold" style:font-weight-complex="bold"/>
    </style:style>
    <style:style style:name="T18" style:parent-style-name="Zadanifontodlomka" style:family="text">
      <style:text-properties style:font-name="Times New Roman" fo:font-weight="bold" style:font-weight-asian="bold" style:font-weight-complex="bold"/>
    </style:style>
    <style:style style:name="P19" style:parent-style-name="Normal" style:family="paragraph">
      <style:paragraph-properties fo:text-align="justify" fo:line-height="115%" fo:margin-left="0.25in">
        <style:tab-stops/>
      </style:paragraph-properties>
      <style:text-properties style:font-name="Times New Roman"/>
    </style:style>
    <style:style style:name="P20" style:parent-style-name="Normal" style:family="paragraph">
      <style:paragraph-properties fo:text-align="justify" fo:line-height="115%"/>
    </style:style>
    <style:style style:name="T21" style:parent-style-name="Zadanifontodlomka" style:family="text">
      <style:text-properties style:font-name="Times New Roman"/>
    </style:style>
    <style:style style:name="T22" style:parent-style-name="Zadanifontodlomka" style:family="text">
      <style:text-properties style:font-name="Times New Roman" fo:font-style="italic" style:font-style-asian="italic" style:font-style-complex="italic"/>
    </style:style>
    <style:style style:name="T23" style:parent-style-name="Zadanifontodlomka" style:family="text">
      <style:text-properties style:font-name="Times New Roman"/>
    </style:style>
    <style:style style:name="P24" style:parent-style-name="Normal" style:family="paragraph">
      <style:paragraph-properties fo:text-align="justify" fo:line-height="115%"/>
    </style:style>
    <style:style style:name="T25" style:parent-style-name="Zadanifontodlomka" style:family="text">
      <style:text-properties style:font-name="Times New Roman"/>
    </style:style>
    <style:style style:name="T26" style:parent-style-name="cf01" style:family="text">
      <style:text-properties style:font-name="Times New Roman" style:font-name-complex="Times New Roman" fo:font-size="11pt" style:font-size-asian="11pt" style:font-size-complex="11pt"/>
    </style:style>
    <style:style style:name="T27" style:parent-style-name="Zadanifontodlomka" style:family="text">
      <style:text-properties style:font-name="Times New Roman"/>
    </style:style>
    <style:style style:name="T28" style:parent-style-name="Zadanifontodlomka" style:family="text">
      <style:text-properties style:font-name="Times New Roman" fo:background-color="#FFFFFF"/>
    </style:style>
    <style:style style:name="T29" style:parent-style-name="Zadanifontodlomka" style:family="text">
      <style:text-properties style:font-name="Times New Roman"/>
    </style:style>
    <style:style style:name="T30" style:parent-style-name="cf01" style:family="text">
      <style:text-properties style:font-name="Times New Roman" style:font-name-complex="Times New Roman" fo:font-size="11pt" style:font-size-asian="11pt" style:font-size-complex="11pt"/>
    </style:style>
    <style:style style:name="T31" style:parent-style-name="Zadanifontodlomka" style:family="text">
      <style:text-properties style:font-name="Times New Roman"/>
    </style:style>
    <style:style style:name="T32" style:parent-style-name="cf01" style:family="text">
      <style:text-properties style:font-name="Times New Roman" style:font-name-complex="Times New Roman" fo:font-size="11pt" style:font-size-asian="11pt" style:font-size-complex="11pt"/>
    </style:style>
    <style:style style:name="T33" style:parent-style-name="Zadanifontodlomka" style:family="text">
      <style:text-properties style:font-name="Times New Roman"/>
    </style:style>
    <style:style style:name="T34" style:parent-style-name="Zadanifontodlomka" style:family="text">
      <style:text-properties style:font-name="Times New Roman" fo:font-style="italic" style:font-style-asian="italic" style:font-style-complex="italic"/>
    </style:style>
    <style:style style:name="T35" style:parent-style-name="Zadanifontodlomka" style:family="text">
      <style:text-properties style:font-name="Times New Roman"/>
    </style:style>
    <style:style style:name="P36" style:parent-style-name="Normal" style:family="paragraph">
      <style:paragraph-properties fo:text-align="justify" fo:line-height="115%"/>
      <style:text-properties style:font-name="Times New Roman"/>
    </style:style>
    <style:style style:name="P37" style:parent-style-name="Odlomakpopisa" style:list-style-name="LFO1" style:family="paragraph">
      <style:paragraph-properties fo:text-align="justify" fo:margin-bottom="0in" fo:line-height="115%"/>
    </style:style>
    <style:style style:name="T38" style:parent-style-name="Zadanifontodlomka" style:family="text">
      <style:text-properties style:font-name="Times New Roman" fo:font-weight="bold" style:font-weight-asian="bold" style:font-weight-complex="bold"/>
    </style:style>
    <style:style style:name="P39" style:parent-style-name="Odlomakpopisa" style:family="paragraph">
      <style:paragraph-properties fo:text-align="justify" fo:line-height="115%"/>
      <style:text-properties style:font-name="Times New Roman"/>
    </style:style>
    <style:style style:name="P40" style:parent-style-name="Normal" style:family="paragraph">
      <style:paragraph-properties fo:text-align="justify" fo:line-height="115%"/>
    </style:style>
    <style:style style:name="T41" style:parent-style-name="Zadanifontodlomka" style:family="text">
      <style:text-properties style:font-name="Times New Roman"/>
    </style:style>
    <style:style style:name="T42" style:parent-style-name="Zadanifontodlomka" style:family="text">
      <style:text-properties style:font-name="Times New Roman" fo:background-color="#FFFFFF"/>
    </style:style>
    <style:style style:name="T43" style:parent-style-name="Zadanifontodlomka" style:family="text">
      <style:text-properties style:font-name="Times New Roman"/>
    </style:style>
    <style:style style:name="T44" style:parent-style-name="cf01" style:family="text">
      <style:text-properties style:font-name="Times New Roman" style:font-name-complex="Times New Roman" fo:font-size="11pt" style:font-size-asian="11pt" style:font-size-complex="11pt"/>
    </style:style>
    <style:style style:name="T45" style:parent-style-name="Zadanifontodlomka" style:family="text">
      <style:text-properties style:font-name="Times New Roman"/>
    </style:style>
    <style:style style:name="T46" style:parent-style-name="Zadanifontodlomka" style:family="text">
      <style:text-properties style:font-name="Times New Roman" fo:font-style="italic" style:font-style-asian="italic" style:font-style-complex="italic"/>
    </style:style>
    <style:style style:name="T47" style:parent-style-name="Zadanifontodlomka" style:family="text">
      <style:text-properties style:font-name="Times New Roman"/>
    </style:style>
    <style:style style:name="T48" style:parent-style-name="Zadanifontodlomka" style:family="text">
      <style:text-properties style:font-name="Times New Roman" fo:font-style="italic" style:font-style-asian="italic" style:font-style-complex="italic"/>
    </style:style>
    <style:style style:name="T49" style:parent-style-name="Zadanifontodlomka" style:family="text">
      <style:text-properties style:font-name="Times New Roman"/>
    </style:style>
    <style:style style:name="T50" style:parent-style-name="Zadanifontodlomka" style:family="text">
      <style:text-properties style:font-name="Times New Roman" style:font-style-complex="italic"/>
    </style:style>
    <style:style style:name="T51" style:parent-style-name="Zadanifontodlomka" style:family="text">
      <style:text-properties style:font-name="Times New Roman"/>
    </style:style>
    <style:style style:name="T52" style:parent-style-name="Zadanifontodlomka" style:family="text">
      <style:text-properties style:font-name="Times New Roman" fo:font-style="italic" style:font-style-asian="italic" style:font-style-complex="italic"/>
    </style:style>
    <style:style style:name="T53" style:parent-style-name="Zadanifontodlomka" style:family="text">
      <style:text-properties style:font-name="Times New Roman"/>
    </style:style>
    <style:style style:name="P54" style:parent-style-name="Normal" style:family="paragraph">
      <style:paragraph-properties fo:text-align="justify" fo:line-height="115%"/>
    </style:style>
    <style:style style:name="T55" style:parent-style-name="Zadanifontodlomka" style:family="text">
      <style:text-properties style:font-name="Times New Roman"/>
    </style:style>
    <style:style style:name="T56" style:parent-style-name="Zadanifontodlomka" style:family="text">
      <style:text-properties style:font-name="Times New Roman" fo:font-style="italic" style:font-style-asian="italic" style:font-style-complex="italic"/>
    </style:style>
    <style:style style:name="T57" style:parent-style-name="Zadanifontodlomka" style:family="text">
      <style:text-properties style:font-name="Times New Roman"/>
    </style:style>
    <style:style style:name="T58" style:parent-style-name="Zadanifontodlomka" style:family="text">
      <style:text-properties style:font-name="Times New Roman" fo:font-style="italic" style:font-style-asian="italic" style:font-style-complex="italic"/>
    </style:style>
    <style:style style:name="T59" style:parent-style-name="Zadanifontodlomka" style:family="text">
      <style:text-properties style:font-name="Times New Roman"/>
    </style:style>
    <style:style style:name="T60" style:parent-style-name="cf01" style:family="text">
      <style:text-properties style:font-name="Times New Roman" style:font-name-complex="Times New Roman" fo:font-size="11pt" style:font-size-asian="11pt" style:font-size-complex="11pt"/>
    </style:style>
    <style:style style:name="T61" style:parent-style-name="Zadanifontodlomka" style:family="text">
      <style:text-properties style:font-name="Times New Roman"/>
    </style:style>
    <style:style style:name="P62" style:parent-style-name="Normal" style:family="paragraph">
      <style:paragraph-properties fo:text-align="justify" fo:line-height="115%"/>
    </style:style>
    <style:style style:name="P63" style:parent-style-name="Odlomakpopisa" style:list-style-name="LFO1" style:family="paragraph">
      <style:paragraph-properties style:contextual-spacing="false" fo:text-align="justify" fo:margin-bottom="0in" fo:line-height="115%"/>
    </style:style>
    <style:style style:name="T64" style:parent-style-name="Zadanifontodlomka" style:family="text">
      <style:text-properties style:font-name="Times New Roman" fo:font-weight="bold" style:font-weight-asian="bold" style:font-weight-complex="bold"/>
    </style:style>
    <style:style style:name="P65" style:parent-style-name="Odlomakpopisa" style:family="paragraph">
      <style:paragraph-properties fo:text-align="justify" fo:line-height="115%"/>
      <style:text-properties style:font-name="Times New Roman"/>
    </style:style>
    <style:style style:name="P66" style:parent-style-name="Normal" style:family="paragraph">
      <style:paragraph-properties fo:text-align="justify" fo:line-height="115%"/>
    </style:style>
    <style:style style:name="T67" style:parent-style-name="Zadanifontodlomka" style:family="text">
      <style:text-properties style:font-name="Times New Roman"/>
    </style:style>
    <style:style style:name="T68" style:parent-style-name="Zadanifontodlomka" style:family="text">
      <style:text-properties style:font-name="Times New Roman" fo:font-style="italic" style:font-style-asian="italic" style:font-style-complex="italic"/>
    </style:style>
    <style:style style:name="T69" style:parent-style-name="Zadanifontodlomka" style:family="text">
      <style:text-properties style:font-name="Times New Roman"/>
    </style:style>
    <style:style style:name="T70" style:parent-style-name="Zadanifontodlomka" style:family="text">
      <style:text-properties style:font-name="Times New Roman" fo:font-style="italic" style:font-style-asian="italic" style:font-style-complex="italic"/>
    </style:style>
    <style:style style:name="T71" style:parent-style-name="Zadanifontodlomka" style:family="text">
      <style:text-properties style:font-name="Times New Roman"/>
    </style:style>
    <style:style style:name="T72" style:parent-style-name="Zadanifontodlomka" style:family="text">
      <style:text-properties style:font-name="Times New Roman" fo:font-style="italic" style:font-style-asian="italic" style:font-style-complex="italic"/>
    </style:style>
    <style:style style:name="T73" style:parent-style-name="Zadanifontodlomka" style:family="text">
      <style:text-properties style:font-name="Times New Roman"/>
    </style:style>
    <style:style style:name="T74" style:parent-style-name="Zadanifontodlomka" style:family="text">
      <style:text-properties style:font-name="Times New Roman" fo:font-style="italic" style:font-style-asian="italic" style:font-style-complex="italic"/>
    </style:style>
    <style:style style:name="T75" style:parent-style-name="Zadanifontodlomka" style:family="text">
      <style:text-properties style:font-name="Times New Roman"/>
    </style:style>
    <style:style style:name="T76" style:parent-style-name="Zadanifontodlomka" style:family="text">
      <style:text-properties style:font-name="Times New Roman" fo:font-style="italic" style:font-style-asian="italic" style:font-style-complex="italic"/>
    </style:style>
    <style:style style:name="T77" style:parent-style-name="Zadanifontodlomka" style:family="text">
      <style:text-properties style:font-name="Times New Roman"/>
    </style:style>
    <style:style style:name="T78" style:parent-style-name="Zadanifontodlomka" style:family="text">
      <style:text-properties style:font-name="Times New Roman" fo:font-style="italic" style:font-style-asian="italic" style:font-style-complex="italic"/>
    </style:style>
    <style:style style:name="T79" style:parent-style-name="Zadanifontodlomka" style:family="text">
      <style:text-properties style:font-name="Times New Roman"/>
    </style:style>
    <style:style style:name="T80" style:parent-style-name="Zadanifontodlomka" style:family="text">
      <style:text-properties style:font-name="Times New Roman" fo:font-style="italic" style:font-style-asian="italic" style:font-style-complex="italic"/>
    </style:style>
    <style:style style:name="T81" style:parent-style-name="Zadanifontodlomka" style:family="text">
      <style:text-properties style:font-name="Times New Roman"/>
    </style:style>
    <style:style style:name="P82" style:parent-style-name="Normal" style:family="paragraph">
      <style:paragraph-properties fo:text-align="justify" fo:line-height="115%"/>
      <style:text-properties style:font-name="Times New Roman"/>
    </style:style>
    <style:style style:name="P83" style:parent-style-name="Normal" style:family="paragraph">
      <style:paragraph-properties fo:text-align="justify" fo:line-height="115%"/>
      <style:text-properties style:font-name="Times New Roman"/>
    </style:style>
    <style:style style:name="P84" style:parent-style-name="Normal" style:family="paragraph">
      <style:paragraph-properties fo:text-align="justify" fo:line-height="115%"/>
      <style:text-properties style:font-name="Times New Roman"/>
    </style:style>
    <style:style style:name="P85" style:parent-style-name="Odlomakpopisa" style:list-style-name="LFO1" style:family="paragraph">
      <style:paragraph-properties style:contextual-spacing="false" fo:text-align="justify" fo:margin-bottom="0in" fo:line-height="115%"/>
    </style:style>
    <style:style style:name="T86" style:parent-style-name="Zadanifontodlomka" style:family="text">
      <style:text-properties style:font-name="Times New Roman" fo:font-weight="bold" style:font-weight-asian="bold" style:font-weight-complex="bold"/>
    </style:style>
    <style:style style:name="P87" style:parent-style-name="Normal" style:family="paragraph">
      <style:paragraph-properties fo:text-align="justify" fo:line-height="115%"/>
      <style:text-properties style:font-name="Times New Roman"/>
    </style:style>
    <style:style style:name="P88" style:parent-style-name="Normal" style:family="paragraph">
      <style:paragraph-properties fo:text-align="justify" fo:line-height="115%"/>
    </style:style>
    <style:style style:name="T89" style:parent-style-name="Zadanifontodlomka" style:family="text">
      <style:text-properties style:font-name="Times New Roman"/>
    </style:style>
    <style:style style:name="T90" style:parent-style-name="cf01" style:family="text">
      <style:text-properties style:font-name="Times New Roman" style:font-name-complex="Times New Roman" fo:font-size="11pt" style:font-size-asian="11pt" style:font-size-complex="11pt"/>
    </style:style>
    <style:style style:name="T91" style:parent-style-name="Zadanifontodlomka" style:family="text">
      <style:text-properties style:font-name="Times New Roman"/>
    </style:style>
    <style:style style:name="P92" style:parent-style-name="pf0" style:family="paragraph">
      <style:paragraph-properties fo:text-align="justify" fo:line-height="115%"/>
    </style:style>
    <style:style style:name="T93" style:parent-style-name="Zadanifontodlomka" style:family="text">
      <style:text-properties fo:font-size="11pt" style:font-size-asian="11pt" style:font-size-complex="11pt"/>
    </style:style>
    <style:style style:name="T94" style:parent-style-name="Zadanifontodlomka" style:family="text">
      <style:text-properties fo:font-size="11pt" style:font-size-asian="11pt" style:font-size-complex="11pt"/>
    </style:style>
    <style:style style:name="T95" style:parent-style-name="Zadanifontodlomka" style:family="text">
      <style:text-properties fo:font-size="11pt" style:font-size-asian="11pt" style:font-size-complex="11pt"/>
    </style:style>
    <style:style style:name="T96" style:parent-style-name="Zadanifontodlomka" style:family="text">
      <style:text-properties fo:font-style="italic" style:font-style-asian="italic" style:font-style-complex="italic" fo:font-size="11pt" style:font-size-asian="11pt" style:font-size-complex="11pt"/>
    </style:style>
    <style:style style:name="T97" style:parent-style-name="Zadanifontodlomka" style:family="text">
      <style:text-properties style:font-style-complex="italic" fo:font-size="11pt" style:font-size-asian="11pt" style:font-size-complex="11pt"/>
    </style:style>
    <style:style style:name="T98" style:parent-style-name="Zadanifontodlomka" style:family="text">
      <style:text-properties fo:font-size="11pt" style:font-size-asian="11pt" style:font-size-complex="11pt"/>
    </style:style>
    <style:style style:name="T99" style:parent-style-name="Zadanifontodlomka" style:family="text">
      <style:text-properties fo:font-style="italic" style:font-style-asian="italic" style:font-style-complex="italic" fo:font-size="11pt" style:font-size-asian="11pt" style:font-size-complex="11pt"/>
    </style:style>
    <style:style style:name="T100" style:parent-style-name="Zadanifontodlomka" style:family="text">
      <style:text-properties fo:font-size="11pt" style:font-size-asian="11pt" style:font-size-complex="11pt"/>
    </style:style>
    <style:style style:name="T101" style:parent-style-name="Zadanifontodlomka" style:family="text">
      <style:text-properties fo:font-style="italic" style:font-style-asian="italic" style:font-style-complex="italic" fo:font-size="11pt" style:font-size-asian="11pt" style:font-size-complex="11pt"/>
    </style:style>
    <style:style style:name="T102" style:parent-style-name="Zadanifontodlomka" style:family="text">
      <style:text-properties fo:font-size="11pt" style:font-size-asian="11pt" style:font-size-complex="11pt"/>
    </style:style>
    <style:style style:name="T103" style:parent-style-name="Zadanifontodlomka" style:family="text">
      <style:text-properties style:font-weight-complex="bold" fo:font-size="11pt" style:font-size-asian="11pt" style:font-size-complex="11pt"/>
    </style:style>
    <style:style style:name="T104" style:parent-style-name="Zadanifontodlomka" style:family="text">
      <style:text-properties fo:font-size="11pt" style:font-size-asian="11pt" style:font-size-complex="11pt"/>
    </style:style>
    <style:style style:name="T105" style:parent-style-name="Zadanifontodlomka" style:family="text">
      <style:text-properties fo:font-size="11pt" style:font-size-asian="11pt" style:font-size-complex="11pt"/>
    </style:style>
    <style:style style:name="T106" style:parent-style-name="Zadanifontodlomka" style:family="text">
      <style:text-properties fo:font-size="11pt" style:font-size-asian="11pt" style:font-size-complex="11pt"/>
    </style:style>
    <style:style style:name="T107" style:parent-style-name="Zadanifontodlomka" style:family="text">
      <style:text-properties fo:font-style="italic" style:font-style-asian="italic" style:font-style-complex="italic" fo:font-size="11pt" style:font-size-asian="11pt" style:font-size-complex="11pt"/>
    </style:style>
    <style:style style:name="T108" style:parent-style-name="Zadanifontodlomka" style:family="text">
      <style:text-properties fo:font-size="11pt" style:font-size-asian="11pt" style:font-size-complex="11pt"/>
    </style:style>
    <style:style style:name="P109" style:parent-style-name="Odlomakpopisa" style:family="paragraph">
      <style:paragraph-properties fo:text-align="justify" fo:line-height="115%" fo:margin-left="0in">
        <style:tab-stops/>
      </style:paragraph-properties>
      <style:text-properties style:font-name="Times New Roman"/>
    </style:style>
    <style:style style:name="P110" style:parent-style-name="Normal" style:family="paragraph">
      <style:paragraph-properties fo:text-align="justify" fo:line-height="115%"/>
    </style:style>
    <style:style style:name="T111" style:parent-style-name="Zadanifontodlomka" style:family="text">
      <style:text-properties style:font-name="Times New Roman"/>
    </style:style>
    <style:style style:name="T112" style:parent-style-name="Zadanifontodlomka" style:family="text">
      <style:text-properties style:font-name="Times New Roman" fo:font-style="italic" style:font-style-asian="italic" style:font-style-complex="italic"/>
    </style:style>
    <style:style style:name="T113" style:parent-style-name="Zadanifontodlomka" style:family="text">
      <style:text-properties style:font-name="Times New Roman"/>
    </style:style>
    <style:style style:name="T114" style:parent-style-name="Zadanifontodlomka" style:family="text">
      <style:text-properties style:font-name="Times New Roman" fo:font-style="italic" style:font-style-asian="italic" style:font-style-complex="italic"/>
    </style:style>
    <style:style style:name="T115" style:parent-style-name="Zadanifontodlomka" style:family="text">
      <style:text-properties style:font-name="Times New Roman"/>
    </style:style>
    <style:style style:name="T116" style:parent-style-name="Zadanifontodlomka" style:family="text">
      <style:text-properties style:font-name="Times New Roman" fo:font-style="italic" style:font-style-asian="italic" style:font-style-complex="italic"/>
    </style:style>
    <style:style style:name="T117" style:parent-style-name="Zadanifontodlomka" style:family="text">
      <style:text-properties style:font-name="Times New Roman"/>
    </style:style>
    <style:style style:name="T118" style:parent-style-name="cf01" style:family="text">
      <style:text-properties style:font-name="Times New Roman" style:font-name-complex="Times New Roman" fo:font-size="11pt" style:font-size-asian="11pt" style:font-size-complex="11pt"/>
    </style:style>
    <style:style style:name="T119" style:parent-style-name="Zadanifontodlomka" style:family="text">
      <style:text-properties style:font-name="Times New Roman"/>
    </style:style>
    <style:style style:name="T120" style:parent-style-name="Zadanifontodlomka" style:family="text">
      <style:text-properties style:font-name="Times New Roman" fo:font-style="italic" style:font-style-asian="italic" style:font-style-complex="italic"/>
    </style:style>
    <style:style style:name="T121" style:parent-style-name="Zadanifontodlomka" style:family="text">
      <style:text-properties style:font-name="Times New Roman"/>
    </style:style>
    <style:style style:name="T122" style:parent-style-name="Zadanifontodlomka" style:family="text">
      <style:text-properties style:font-name="Times New Roman" fo:font-style="italic" style:font-style-asian="italic" style:font-style-complex="italic"/>
    </style:style>
    <style:style style:name="T123" style:parent-style-name="Zadanifontodlomka" style:family="text">
      <style:text-properties style:font-name="Times New Roman"/>
    </style:style>
    <style:style style:name="P124" style:parent-style-name="Normal" style:family="paragraph">
      <style:paragraph-properties fo:text-align="justify" fo:line-height="115%"/>
      <style:text-properties style:font-name="Times New Roman"/>
    </style:style>
    <style:style style:name="P125" style:parent-style-name="Odlomakpopisa" style:list-style-name="LFO1" style:family="paragraph">
      <style:paragraph-properties style:contextual-spacing="false" fo:text-align="justify" fo:margin-bottom="0in" fo:line-height="115%"/>
    </style:style>
    <style:style style:name="T126" style:parent-style-name="Zadanifontodlomka" style:family="text">
      <style:text-properties style:font-name="Times New Roman" fo:font-weight="bold" style:font-weight-asian="bold" style:font-weight-complex="bold"/>
    </style:style>
    <style:style style:name="P127" style:parent-style-name="Odlomakpopisa" style:family="paragraph">
      <style:paragraph-properties fo:text-align="justify" fo:line-height="115%"/>
      <style:text-properties style:font-name="Times New Roman"/>
    </style:style>
    <style:style style:name="P128" style:parent-style-name="Normal" style:family="paragraph">
      <style:paragraph-properties fo:text-align="justify" fo:line-height="115%"/>
    </style:style>
    <style:style style:name="T129" style:parent-style-name="Zadanifontodlomka" style:family="text">
      <style:text-properties style:font-name="Times New Roman"/>
    </style:style>
    <style:style style:name="T130" style:parent-style-name="Zadanifontodlomka" style:family="text">
      <style:text-properties style:font-name="Times New Roman"/>
    </style:style>
    <style:style style:name="P131" style:parent-style-name="Normal" style:family="paragraph">
      <style:paragraph-properties fo:text-align="justify" fo:line-height="115%"/>
    </style:style>
    <style:style style:name="T132" style:parent-style-name="Zadanifontodlomka" style:family="text">
      <style:text-properties style:font-name="Times New Roman"/>
    </style:style>
    <style:style style:name="T133" style:parent-style-name="Zadanifontodlomka" style:family="text">
      <style:text-properties style:font-name="Times New Roman" fo:font-style="italic" style:font-style-asian="italic" style:font-style-complex="italic"/>
    </style:style>
    <style:style style:name="T134" style:parent-style-name="Zadanifontodlomka" style:family="text">
      <style:text-properties style:font-name="Times New Roman"/>
    </style:style>
    <style:style style:name="T135" style:parent-style-name="Zadanifontodlomka" style:family="text">
      <style:text-properties style:font-name="Times New Roman" fo:font-style="italic" style:font-style-asian="italic" style:font-style-complex="italic"/>
    </style:style>
    <style:style style:name="T136" style:parent-style-name="Zadanifontodlomka" style:family="text">
      <style:text-properties style:font-name="Times New Roman"/>
    </style:style>
    <style:style style:name="P137" style:parent-style-name="Normal" style:family="paragraph">
      <style:paragraph-properties fo:text-align="justify" fo:line-height="115%"/>
    </style:style>
    <style:style style:name="T138" style:parent-style-name="Zadanifontodlomka" style:family="text">
      <style:text-properties style:font-name="Times New Roman"/>
    </style:style>
    <style:style style:name="T139" style:parent-style-name="Zadanifontodlomka" style:family="text">
      <style:text-properties style:font-name="Times New Roman"/>
    </style:style>
    <style:style style:name="T140" style:parent-style-name="Zadanifontodlomka" style:family="text">
      <style:text-properties style:font-name="Times New Roman" fo:font-style="italic" style:font-style-asian="italic" style:font-style-complex="italic"/>
    </style:style>
    <style:style style:name="T141" style:parent-style-name="Zadanifontodlomka" style:family="text">
      <style:text-properties style:font-name="Times New Roman"/>
    </style:style>
    <style:style style:name="T142" style:parent-style-name="Zadanifontodlomka" style:family="text">
      <style:text-properties style:font-name="Times New Roman" fo:font-style="italic" style:font-style-asian="italic" style:font-style-complex="italic"/>
    </style:style>
    <style:style style:name="T143" style:parent-style-name="Zadanifontodlomka" style:family="text">
      <style:text-properties style:font-name="Times New Roman"/>
    </style:style>
    <style:style style:name="P144" style:parent-style-name="Normal" style:family="paragraph">
      <style:paragraph-properties fo:text-align="justify" fo:line-height="115%"/>
      <style:text-properties style:font-name="Times New Roman"/>
    </style:style>
    <style:style style:name="P145" style:parent-style-name="Odlomakpopisa" style:list-style-name="LFO1" style:family="paragraph">
      <style:paragraph-properties fo:text-align="justify" fo:line-height="115%"/>
    </style:style>
    <style:style style:name="T146" style:parent-style-name="Zadanifontodlomka" style:family="text">
      <style:text-properties style:font-name="Times New Roman" fo:font-weight="bold" style:font-weight-asian="bold" style:font-weight-complex="bold"/>
    </style:style>
    <style:style style:name="T147" style:parent-style-name="Zadanifontodlomka" style:family="text">
      <style:text-properties style:font-name="Times New Roman" fo:font-weight="bold" style:font-weight-asian="bold" style:font-weight-complex="bold"/>
    </style:style>
    <style:style style:name="P148" style:parent-style-name="Normal" style:family="paragraph">
      <style:paragraph-properties fo:text-align="justify" fo:line-height="115%"/>
    </style:style>
    <style:style style:name="T149" style:parent-style-name="Zadanifontodlomka" style:family="text">
      <style:text-properties style:font-name="Times New Roman"/>
    </style:style>
    <style:style style:name="T150" style:parent-style-name="Zadanifontodlomka" style:family="text">
      <style:text-properties style:font-name="Times New Roman"/>
    </style:style>
    <style:style style:name="T151" style:parent-style-name="Zadanifontodlomka" style:family="text">
      <style:text-properties style:font-name="Times New Roman"/>
    </style:style>
    <style:style style:name="T152" style:parent-style-name="Zadanifontodlomka" style:family="text">
      <style:text-properties style:font-name="Times New Roman" fo:font-style="italic" style:font-style-asian="italic" style:font-style-complex="italic"/>
    </style:style>
    <style:style style:name="T153" style:parent-style-name="Zadanifontodlomka" style:family="text">
      <style:text-properties style:font-name="Times New Roman"/>
    </style:style>
    <style:style style:name="T154" style:parent-style-name="Zadanifontodlomka" style:family="text">
      <style:text-properties style:font-name="Times New Roman" fo:font-style="italic" style:font-style-asian="italic" style:font-style-complex="italic"/>
    </style:style>
    <style:style style:name="T155" style:parent-style-name="Zadanifontodlomka" style:family="text">
      <style:text-properties style:font-name="Times New Roman"/>
    </style:style>
    <style:style style:name="P156" style:parent-style-name="Normal" style:family="paragraph">
      <style:paragraph-properties fo:text-align="justify" fo:line-height="115%"/>
      <style:text-properties style:font-name="Times New Roman"/>
    </style:style>
    <style:style style:name="P157" style:parent-style-name="Normal" style:family="paragraph">
      <style:paragraph-properties fo:text-align="justify" fo:line-height="115%"/>
    </style:style>
  </office:automatic-styles>
  <office:body>
    <office:text text:use-soft-page-breaks="true">
      <text:p text:style-name="P1">PAMTILICA:<text:s/><text:s/>Životopis Marka Antuna de Dominisa</text:p>
      <text:p text:style-name="Normal"/>
      <text:list text:style-name="LFO1" text:continue-numbering="true">
        <text:list-item>
          <text:p text:style-name="P2"><text:bookmark-start text:name="_Hlk173228739"/>Grb plemićke obitelji Dominis – Europska visoka elita hrvatskoga kova</text:p>
        </text:list-item>
      </text:list>
      <text:p text:style-name="P3"/>
      <text:p text:style-name="Normal">Marko Antun de Dominis rođen je 1560. godine na otoku Rabu, u obitelji čije plemenito porijeklo seže u rana stoljeća rapskog srednjovjekovlja. Smatra se jednom od najistaknutijih duhovnih i intelektualnih pojava Europe na prijelazu iz 16. u 17. stoljeće. Svojim je znanstvenim opusom i ugledom u crkvenom, društvenom i političkom životu izazivao divljenje u elitnim europskim krugovima ali i otvoreno neprijateljstvo nekih suvremenika.</text:p>
      <text:p text:style-name="P4">Sin je učenog pravnika i pjesnika Jeronima Dominisa i majke Marije iz venecijanske obitelji Vellutelli. Obiteljsko je prezime Dominis nastalo od hipokoristika osobnog imena Dominik (Dominicijus) ili od njegovih inačica Demanja, Dominja, Domana. U literaturi se navodi da Dominisi izvode svoje porijeklo od loze krčkih knezova koji se kasnije prozvaše Frankopanima. Po majci, pripadao je i glasovitoj talijanskoj obitelji Theobaldi, iz koje je potekao i papa Grgur X. (1271. – 1276.). Rodoslovlje Dominisa, koje je oko 1600. godine sastavio sam Marko Antun de Dominis nosi naslov<text:s/><text:span text:style-name="T5">Arber Frangipana sive de Dominis</text:span>. Izvornim podacima provjereno rodoslovlje obitelji započinje od 1283. godine sa Stjepanom de Dominisom, sinom rapskog sudca. Uspinjući se u gradskoj plemićkoj i crkvenoj hijerarhiji, Dominisi postupno prelaze lokalne okvire Raba. Stječu imanja na Pagu, Cresu, Dugom otoku i Lošinju, priskrbljuju biskupsku stolicu u Jakinu (Ancona) i Velikom Varadinu (Oradea) u Ugarskoj. Postaju rapski poklisari na kraljevskom dvoru u Budimu i stječu vlastelinski naslov među plemstvom grada Zadra.<text:s/><text:bookmark-start text:name="_Hlk175033678"/>Zahvaljujući ugledu na europskim dvorovima, osobito povezanosti s napuljskim i ugarskim kraljevskim dvorom, Dominisi postaju delegati carske vlasti s povlasticama kojima su se mogli služiti na čitavom teritoriju Svetog Rimskog Carstva.<text:s/><text:bookmark-end text:name="_Hlk175033678"/>Carskom poveljom izdanom u Pragu 26. kolovoza 1433. godine imenovani su namjesničkim grofovima, zajedno sa svojim potomcima. Osim kao crkveni poglavari i učeni ljudi, Dominisi su se kao podanici ugarske krune i mletačkih vlasti isticali i kao ratni zapovjednici u borbama s Osmanlijama zapovijedajući kršćanskom vojskom u bitci kod Varne. Također, u dugoj tradiciji koja se prenosila s očeva na sinove, bili su zapovjednici (soprakomiti) rapske galije, i kao takvi sudjelovali i u bitci kod Levanta. Marko Antun de Dominis zasigurno je stasajući u humanističkom ozračju obiteljskog doma, u krugu moćne plemićke obitelji Dominis te sa snažnom povezanošću s tradicijom i nasljeđem, već u ranoj dobi usvojio univerzalne visoke duhovne ciljeve kojima je stremio čitav život.</text:p>
      <text:p text:style-name="P6"><text:s/></text:p>
      <text:list text:style-name="LFO1" text:continue-numbering="true">
        <text:list-item>
          <text:p text:style-name="P7"><text:bookmark-end text:name="_Hlk173228739"/>Školovanje i stasanje - pod okriljem Družbe Isusove<text:s/></text:p>
        </text:list-item>
      </text:list>
      <text:p text:style-name="P8"/>
      <text:p text:style-name="P9">Školovanje je započeo u humanističkom ozračju obitelji i rodnoga Raba. Plemićka obitelj Dominis tradicionalno je skrbila za obrazovanje nadarenih članova, smatrajući ga važnim za opstanak i prosperitet obitelji u tim teškim vremenima. Uzorom i prvim učiteljem bio mu je stric, senjski biskup Antun de Dominis, uskočki heroj preminuo u boju s Turcima koji je imao snažan utjecaj na odgoj mladog Marka Antuna s kojim je dijelio mnoge zajedničke vrijednosti, jasnu svijest o vlastitom identitetu u odnosu na zajednice kojima su služili i privrženost tradiciji predaka. Dominisovu napretku uvelike je doprinio nastavak školovanja među Isusovcima. Već u dvanaestoj godini poslan je u isusovački Hrvatski kolegij u Loretu<text:s/><text:span text:style-name="T10">(</text:span><text:span text:style-name="T11">Collegio Illirico di Loreto</text:span><text:span text:style-name="T12">)</text:span>, gdje je pohađao gimnaziju i učio gramatiku, retoriku i moralnu teologiju.<text:s/><text:span text:style-name="T13">Kolegij je bio namijenjen školovanju hrvatskih klerika, kako bi poslije služili Crkvi i<text:s/></text:span><text:soft-page-break/><text:span text:style-name="T14">svom rodnom kraju, a učenici su pri dolasku prisezali da će postati svećenicima te da će se vratiti u domovinu i ondje služiti Crkvi.<text:s/></text:span>U dobi od devetnaest godina Dominis 1579. pristupa Družbi Isusovoj u Novellari, a potom odlazi na studij u Veronu gdje uči filozofiju<text:s/><text:span text:style-name="T15">te istodobno mlađim studentima predaje književnost.</text:span><text:s/>Tijekom studija dobiva izvrsno obrazovanje i formira široke intelektualne interese. Moli poglavare da ga pošalju u prekomorske misije, međutim ostavljen je u Italiji i od 1587. do 1591. godine studira teologiju u Padovi, gdje je ujedno predavač-lektor matematike i prirodopisa. U tom razdoblju bio je uz redovničke dužnosti potpuno posvećen znanstvenom radu i tada je napisao koncept svoja dva fizikalna djela koja će objaviti dvadesetak godina kasnije. Nakon završetka studija 1592. godine odlazi u Bresciju i ondje predaje prvo retoriku, a zatim logiku i filozofiju do konca 1595. godine kada odlazi u Rim. Tada nakon pogibije njegova strica Antuna de Dominisa, senjskoga biskupa, u protuturskom boju pod Klisom 1596. godine, završava razdoblje Dominisova mirnog, znanstvenog i redovničkog života a započinje njegov uspon u crkvenoj hijerarhiji i burno razdoblje javnog, crkvenog, političkog i diplomatskog djelovanja.</text:p>
      <text:list text:style-name="LFO1" text:continue-numbering="true">
        <text:list-item>
          <text:p text:style-name="P16"><text:span text:style-name="T17">Senjski biskup i diplomat<text:s/></text:span><text:bookmark-start text:name="_Hlk164714446"/><text:span text:style-name="T18">na strani svoga naroda</text:span></text:p>
        </text:list-item>
      </text:list>
      <text:p text:style-name="P19"><text:bookmark-end text:name="_Hlk164714446"/></text:p>
      <text:p text:style-name="P20"><text:bookmark-start text:name="_Hlk174873443"/><text:span text:style-name="T21">Nakon vrlo uspješne karijere na sveučilištima u Veroni, Bresciji i Padovi, prva stepenica u Dominisovom usponu crkvenom hijerarhijom bio je položaj senjskog biskupa. Pogibijom njegova strica Antuna de Dominisa, senjskoga biskupa u boju protiv Osmanlija pod Klisom 27. svibnja 1596. godine, postao je konkurentom za upražnjenu biskupsku stolicu i zatražio odstupanje iz Isusovačkoga reda. Premda ga je Rudolf II., kao svjetovni poglavar Svetog Rimskog Carstva Njemačke Narodnosti neposredno nakon smrti strica imenovao<text:s/></text:span><text:span text:style-name="T22">izabranim senjskim biskupom</text:span><text:span text:style-name="T23">, Sveta Stolica ga je u to vrijeme samo potvrdila kao apostolskog upravitelja senjske biskupije, dok je papinsku potvrdu imenovanja senjskim biskupom i upraviteljem modruške biskupije čekao gotovo četiri godine i dobio tek u ožujku 1600. godine.<text:s/></text:span></text:p>
      <text:p text:style-name="P24"><text:span text:style-name="T25">Dužnost senjskog biskupa Dominis službeno je obnašao svega dvije godine, od 13. kolovoza 1600. do 16. studenog 1602. godine. Međutim, njegova uloga u rješavanju senjskih problema i pitanja uskoka započinje nekoliko godina ranije Nastojeći smiriti odnose između Mletačke Republike i Habsburškog Carstva, papa Klement VIII. u rujnu 1598. godine, povjerava Dominisu posredništvo između Republike i <text:s/>Carstva u rješavanju pitanju senjskih uskoka, budući su mu obje strane bile sklone. Zbog prirode problema Dominisovo djelovanje u tom razdoblju <text:s/>uvjetovano je političkim okolnostima i bilo je više diplomatske i svjetovne, nego crkvene naravi. Dominis je uložio znatne napore da se problem riješi demilitarizacijom uskoka, koje bi se nakon razvojačenja privodilo mirnodobskim zanimanjima, poljodjelstvu, stočarstvu i trgovini. Kako je za plan seobe i smještaja uskoka trebalo osigurati suglasnost i financijsku potporu svih uključenih strana, Dominis je bio u diplomatskoj misiji u razdoblju od 1599. do 1601. godine. Tražeći pomoć za uskoke putovao je caru Rudolfu u Prag, austrijskom nadvojvodi Ferdinandu II. u Graz, kranjskim staležima u Ljubljanu i vlastima u Veneciju. Usprkos Dominisovim naporima uskoci, mletačke i carske vlasti nisu postigle dogovor. Uskoci nisu prihvaćali plan demilitarizacije i preseljenja, a nakon što je carski general <text:s/>Rabatta 1601. godine iznenada dao pogubiti njihove vođe i njih dvjesto pedeset <text:s/>prisilno preselio preko Velebita, uskoci su iz osvete ubili Rabattu i zaprijetili smrću samom Dominisu. O Dominisovoj ulozi u rješavanju uskočkog pitanja potrebno je prosuđivati isključivo na temelju provjerenih povijesnih izvora i uzimajući u obzir kontekst razine njegovog djelovanja i<text:s/></text:span><text:span text:style-name="T26">ograničenja koja je imao</text:span><text:span text:style-name="T27">, kao što je to načinio<text:s/></text:span><text:span text:style-name="T28">otac hrvatske moderne kritičke historiografije</text:span><text:span text:style-name="T29"><text:s/>Franjo Rački, a ne kao što je čest slučaj<text:s/></text:span><text:span text:style-name="T30">na temelju sadržaja s prikazom Dominisa nepotkrijepljenim provjerenim izvorima</text:span><text:span text:style-name="T31">, kao što je<text:s/></text:span><text:span text:style-name="T32">iskrivljena i romantizirana slika Dominisa koju je August Šenoa izgradio za potrebe svog romana</text:span><text:span text:style-name="T33"><text:s/></text:span><text:span text:style-name="T34">Čuvaj se senjske ruke</text:span><text:span text:style-name="T35">.</text:span></text:p>
      <text:p text:style-name="P36"><text:s/></text:p>
      <text:soft-page-break/>
      <text:list text:style-name="LFO1" text:continue-numbering="true">
        <text:list-item>
          <text:p text:style-name="P37"><text:span text:style-name="T38">Nadbiskup u Splitu i primas Dalmacije i Hrvatske</text:span></text:p>
        </text:list-item>
      </text:list>
      <text:p text:style-name="P39"/>
      <text:p text:style-name="P40"><text:span text:style-name="T41">Za Dominisova boravka u Rimu preminuo je splitski nadbiskup Domenico Foconi. Rimska Kurija je za njegova nasljednika favorizirala udinskog dekana Marzia Andreuccija koji je tada bio u službi papina sinovca, kardinala</text:span><text:span text:style-name="T42"><text:s/>Cinzija Aldobrandinija.</text:span><text:span text:style-name="T43"><text:s/>Na molbu splitskoga Kaptola, uz pristanak gradskoga Velikog vijeća i podršku Mlečana, Dominis je uspio ishoditi imenovanje. Splitskim nadbiskupom Dominisa imenuje papa Klement VIII., 16. XI. 1602. godine<text:s/></text:span><text:span text:style-name="T44">pritom mu odredivši da Andreucciju – kojem je kao utješna nagrada dodijeljen naslov biskupa u Trogiru – kao svom protukandidatu godišnje isplaćuje „odštetu“ od petsto dukata</text:span><text:span text:style-name="T45">. <text:s/>U Splitu je uz dijecezanske poslove Dominis poučavao svećeničke kandidate matematici, logici i teologiji te pisao svoje teološke rasprave i životno djelo<text:s/></text:span><text:span text:style-name="T46">De republica ecclesiastica<text:s/></text:span><text:span text:style-name="T47">(</text:span><text:span text:style-name="T48">O crkvenoj državi</text:span><text:span text:style-name="T49">)</text:span><text:span text:style-name="T50">,</text:span><text:span text:style-name="T51"><text:s/>ali se zapleo i u nove dugotrajne sukobe. Istodobno našao se u sporu s Andreuccijem, koji je, postavši trogirskim biskupom, i dalje tražio plaćanje odštete<text:s/></text:span><text:span text:style-name="T52">pro nominandis</text:span><text:span text:style-name="T53">, a Dominis nije uspio u vezi s time dobiti potporu od Rimske Kurije kada je potkraj 1604. godine boravio u Rimu. Radilo se o vrlo visokoj svoti koja je i u prosperitetnom razdoblju dosezala trećinu ukupnih prihoda nadbiskupije, a u tom razdoblju neposredne opasnosti od Turaka i pošasti kuge koja je poharala stanovništvo i prihode bila i objektivno neostvariva, pa se Dominis s razlogom opirao teškom nametu.<text:s/></text:span></text:p>
      <text:p text:style-name="P54"><text:span text:style-name="T55">Kada je 1606. godine zbog razmirica sa splitskim Kaptolom boravio u Veneciji, zategnutost između Rimske kurije i Venecije dosegnula je vrhunac nakon interdikta pape Pavla V. nad Republikom. Papa interdiktom između ostalog zabranjuje kleru vršenje crkvenih funkcija na mletačkom teritoriju. Dominis <text:s/>je odbio pokoriti se i stao u obranu Republike, istupivši protiv nastojanja pape da svoj autoritet nametne svjetovnoj vlasti. Dokazujući da papino miješanje u poslove svjetovne vlasti nije u skladu s crkvenim zakonima i vjerskim načelima, Dominis je dao pisani prilog toj polemici u raspravi </text:span><text:span text:style-name="T56">Dell’auttorità legitima et potestà de principi temporali nel far leggi et governare lo stato suo, contra le vane pretensioni della corte Romana<text:s/></text:span><text:span text:style-name="T57">(</text:span><text:span text:style-name="T58">O legitimnoj vlasti i moći zemaljskih knezova u donošenju zakona i upravljanju svojom državom, protiv ispraznih pretenzija rimskog dvora</text:span><text:span text:style-name="T59">), koju je uručio mletačkoj vladi 1606. godine. Dominis je već i ranije bio zapleten u spor s Kurijom u vezi uvjeta vezanih za njegovo imenovanje za splitskog nadbiskupa. Međutim njegov kritički stav prema Rimu imao je dublje korijene i izvirao je iz njegova nezadovoljstva autokratskim načinom na koji je Crkva bila vođena, korumpiranošću i nemoralom u Kuriji te iznad svega<text:s/></text:span><text:span text:style-name="T60">trgovanjem oprostima i iskorištavanjem raširenih praznovjerja kao grubim iskrivljivanjem izvornog kršćanskog nauka</text:span><text:span text:style-name="T61">.</text:span></text:p>
      <text:p text:style-name="P62"/>
      <text:list text:style-name="LFO1" text:continue-numbering="true">
        <text:list-item>
          <text:p text:style-name="P63"><text:span text:style-name="T64">Dominisov boravak u Veneciji - Produbljivanje sukoba s Rimskom kurijom</text:span></text:p>
        </text:list-item>
      </text:list>
      <text:p text:style-name="P65"><text:s/></text:p>
      <text:p text:style-name="P66"><text:span text:style-name="T67">Rimska Kurija nije opraštala buntovnom kleru i Dominis je bio izložen stalnom pritisku i osporavanju. Između 1607. i 1616. godine više puta je duže boravio u Mlecima i u jednoj se prilici zadržao čak dvije i po godine. Kao glavne razloge dugih izbivanja iz Splita navodio je potrebu da s papinskim nuncijem i mletačkim vlastima pregovara o rješenju svoga spora s trogirskim biskupom. Međutim, potajno je započeo intenzivno raditi na svom djelu<text:s/></text:span><text:span text:style-name="T68">De republica ecclesiastica<text:s/></text:span><text:span text:style-name="T69">(</text:span><text:span text:style-name="T70">O crkvenoj državi</text:span><text:span text:style-name="T71">)</text:span><text:span text:style-name="T72"><text:s/></text:span><text:span text:style-name="T73">i trebao mu je pristup u bogate mletačke biblioteke, a pripremao je za tisak i svoj fizikalni prvijenac<text:s/></text:span><text:span text:style-name="T74">De radiis visus et lucis in vitris perspectivis et iride</text:span><text:span text:style-name="T75"><text:s/>(</text:span><text:span text:style-name="T76">O zrakama vida i svjetlosti u lećama i dugi</text:span><text:span text:style-name="T77">), kojeg je većim dijelom napisao dvadesetak godina ranije. Njegove teološke preokupacije nisu nikada ugasile njegov interes za znanost. Dok oficijelno pregovara o sporu s trogirskim biskupom, najveći dio vremena provodi u istraživanju, pisanju, sređivanju svojih tekstova napisanih u Splitu, koje će ugraditi u tekst svog glavnog teološkog djela. Iste godine 1611. kada objavljuje<text:s/></text:span><text:span text:style-name="T78">De radiis visus</text:span><text:span text:style-name="T79">, dovršava pisanje prve knjige svog djela<text:s/></text:span><text:span text:style-name="T80">De republica ecclesiastica<text:s/></text:span><text:span text:style-name="T81">u kojemu će izložiti razloge svog ideološkog raskida s papinstvom.</text:span></text:p>
      <text:soft-page-break/>
      <text:p text:style-name="P82">Neraspoloženje Kurije prema Dominisu još se više pooštrilo kada se u Rimu 1612. godine saznalo da splitski nadbiskup priprema opsežno teološko djelo protiv pape i politike Katoličke crkve te mu je preporučivano da odustane od pisanja. Nezadovoljan i ogorčen, Dominis je 1613. godine odlučio uzeti pomoćnika i za to je mjesto predlagao Vicka de Franceschija iz Kopra. Papinsko dopuštenje tražio je pisanim putem i nije se odazvao pozivu da dođe u Rim, vjerojatno zbog već tada opravdana straha od inkvizicije. Primivši poziv da dođe na »razgovor« u Rim slutio je najgore te se odlučio skloniti na sigurnije mjesto, pa je navodeći zdravstvene razloge, otputovao u Mletke.</text:p>
      <text:p text:style-name="P83">Isto tako, kada je spor s Andreuccijem htio riješiti njegovim ekskomuniciranjem, otišao je na početku 1614. godine u Veneciju umjesto u Rim, da tamošnjem papinu nunciju iznese svoje razloge za takav postupak. Tom je prilikom Dominis počeo pregovarati o mogućnostima svog odlaska u Englesku sa sir Dudleyem Carletonom, tadašnjim engleskim poslanikom u Veneciji i kasnijim glavnim posrednikom i organizatorom njegova odlaska u London. Kada je Rim odbio njegovu molbu da uzme pomoćnika i preporučio mu da se odrekne nadbiskupije, Dominis je to i učinio. Upravo u to vrijeme dovršavao je u splitskoj prvostolnici otvaranje istočnog zida i gradnju kora. Papa je prihvatio njegovu ostavku i u listopadu 1616. godine za splitskog nadbiskupa imenovan je Mlečanin Sforza Ponzoni.</text:p>
      <text:p text:style-name="P84"/>
      <text:list text:style-name="LFO1" text:continue-numbering="true">
        <text:list-item>
          <text:p text:style-name="P85"><text:span text:style-name="T86">Tajno hodočašće - Dominis u Londonu</text:span></text:p>
        </text:list-item>
      </text:list>
      <text:p text:style-name="P87"/>
      <text:p text:style-name="P88"><text:span text:style-name="T89">Početkom 1615. godine Dominis je ponovo u Veneciji, gdje je nakon što ga je mletačko Vijeće desetorice odbilo izručiti Rimu, odlučio definitivno otići u London jer mu se Anglikanska crkva, pod kraljem Jakovom I., doimala manje ekstremna od radikalnih kontinentalnih protestantskih crkava kojima Dominis nije bio sklon, a pored toga Englezi su u svojim odnosima s katoličkim zemljama pokazivali sklonost za kompromis i spremnost da izglade svoj spor sa Španjolskom. U Veneciji se već prije zbližio s fra Paolom Sarpijem, glasovitim učenjakom i vođom mletačke oporbe protiv pape, zahvaljujući kojem je došao u doticaj sa sir Henry Wottonom i <text:s/>sir Dudley Carletonom, engleskim poslanicima u Mletcima. Zainteresirao ih je za svoje ideje. Preko poslanika je posredno pregovarao s canterburyjskim nadbiskupom Abbotom i engleskim kraljem Jakovom I. Stuartom o uvjetima svoga dolaska. Sarpi, koji se<text:s/></text:span><text:span text:style-name="T90"><text:s/>Kuriji<text:s/></text:span><text:span text:style-name="T91">također zamjerio kritikom papinstva, našao se nekoliko puta na meti atentatora, pa je i Dominis prema vlastitom priznanju bio u strahu za goli život. Ne bez razloga, jer je čini se doista postojao plan da ga se kidnapira i prisilno odvede u Rim. To ga je ponukalo da se ogleda za drugim utočištem i Engleska mu se učinila kao najpovoljniji izbor. Smatrao je da će tamo biti sigurniji i naći receptivniju publiku za svoje ideje crkvenog jedinstva, a zbog svoje kritike papinstva nadao se prijateljskom prijemu na engleskom dvoru, kao i podršci engleske javnosti.</text:span></text:p>
      <text:p text:style-name="P92"><text:span text:style-name="T93">Nakon što je u Splitu sredio svoje poslove, posredovanjem sir Wottona, Dominis je u rujnu 1616. godine tajno iz Mletaka krenuo na tromjesečno putovanje pod imenom dubrovačkog trgovca Matije Lukarevića, u pratnji engleskog plemića Roberta Barnsa i svog nećaka Žvana. Na putovanju koje je nazvao<text:s/></text:span><text:bookmark-start text:name="_Hlk164791511"/><text:span text:style-name="T94">»hodočašće«,<text:s/></text:span><text:bookmark-end text:name="_Hlk164791511"/><text:span text:style-name="T95">putovali su prvo mletačkim teritorijem u pravcu Brescia-Bergamo, pa odatle na sjever do Basela u Švicarskoj, odakle je dolinom Rajne nastavio za Heidelberg. Tamo se dulje zaustavio i objavio svoj ranije napisani proglas<text:s/></text:span><text:span text:style-name="T96">Marcus Antonius de Dominis, Archiepiscopus Spalatensis, suae profectionis consilium exponi</text:span><text:span text:style-name="T97">,</text:span><text:span text:style-name="T98"><text:s/>(</text:span><text:span text:style-name="T99">Marko Antun de Dominis, splitski nadbiskup, objašnjava plan svog odlaska</text:span><text:span text:style-name="T100">) svoju buntovnu deklaraciju i ispovijest o pobudama koje su ga navele da napusti svoju nadbiskupiju, u kojoj osuđuje papinstvo i rimokatoličko nastupanje isključivo s pozicije apsolutne nadmoći te pledira za jedinstvo crkve. Potkraj iste godine proglas je pretiskan na latinskom jeziku i u engleskom prijevodu u Londonu (</text:span><text:span text:style-name="T101">A manifestation of the motives whereupon ... M. A. de Dominis; Archbishop of Spalatro, undertook his departure thence</text:span><text:span text:style-name="T102">). Dočim se pročulo da je</text:span><text:span text:style-name="T103"><text:s/></text:span><text:bookmark-start text:name="_Hlk164875417"/><text:span text:style-name="T104">»pobjegao«,<text:s/></text:span><text:bookmark-end text:name="_Hlk164875417"/><text:span text:style-name="T105">u Rimu su javno spalili lutku koja<text:s/></text:span><text:soft-page-break/><text:span text:style-name="T106">predstavlja njegov lik, a Pavao V. je ustanovio sudski postupak protiv njega<text:s/></text:span><text:span text:style-name="T107">in absentia</text:span><text:span text:style-name="T108">. Dominisa je očekivalo vrlo opasno putovanje iz Heidelberga kroz katoličke porajnske zemlje, jer je u međuvremenu 12. XI. 1616. godine Rimska kurija stavila na indeks zabranjenih djela ne samo njegov proglas nego i sve što ubuduće bude objavio i dala nalog svojim predstavnicima u inozemstvu da poduzmu sve kako bi ga uhitili. Neposredna opasnost prošla je tek kada je 16. XI. 1616. godine stigao u Hag, gdje je u to vrijeme Carleton bio u službi engleskog veleposlanika. Prešavši La Manche u ratnom brodu, koji je nizozemski princ Maurice odredio posebno za njegov prijevoz, Dominis je 16. XII. 1616. godine stigao u London, a njegov je dolazak uglavnom bio shvaćen kao važna potvrda autoriteta Anglikanske crkve.<text:s/></text:span></text:p>
      <text:p text:style-name="P109">Svečano dočekan, Dominis se smjestio u palači Lambeth canterburyjskog nadbiskupa Georga Abbota i uživao osobitu naklonost kralja Jakova I., koji je cijenio političku i diplomatsku vrijednost od prisutnosti istaknutog rimokatoličkog prebjega. London u tom razdoblju živi bogatim kulturnim, političkim <text:s/>javnim životom. Upriličuju se javne teološke rasprave na kojima se diskutira o pravima i ovlastima papa i kraljeva za široku publiku od posebnog interesa zbog svojih direktnih političkih implikacija. Engleska tada proživljava razdoblje kulturnog, gospodarskog i političkog uzleta, vrijeme je to velikana poput Shakespearea, Francisa Bacona i niza utemeljitelja moderne znanosti, stoljeće kada je engleski stvaralački genij iskovao ideje i jezik koji će ući u temelje moderne europske civilizacije.<text:s/></text:p>
      <text:p text:style-name="P110"><text:span text:style-name="T111">Odmah po dolasku, Dominis počinje pripremati za tisak svoje kapitalno djelo<text:s/></text:span><text:span text:style-name="T112">De republica ecclesiastica<text:s/></text:span><text:span text:style-name="T113">(</text:span><text:span text:style-name="T114">O crkvenoj državi</text:span><text:span text:style-name="T115">). Potkraj rujna ili na početku listopada 1617. godine izišao je prvi svezak i izazvao snažan dojam i mnoge komentare u čitavoj Europi, rimsku zabranu čitanja i mnoštvo polemičnih spisa i pamfleta. Dominis, tada odlazi u posjetu engleskim sveučilištima i u Cambridgeu mu je svečano dodijeljen doktorat iz teologije, čime je postao prvi Hrvat koji je dobio tu titulu na nekom engleskom sveučilištu. Potkraj 1617. godine, počeo je držati propovijedi u talijanskoj crkvi u Londonu (Mercers’ Chapel), a prva od njih, održana 30. studenoga, prve nedjelje u Adventu, bila je odmah tiskana u tri verzije, na talijanskom, latinskom i engleskom jeziku. Iako je već po dolasku dobio neke prihode, tek 25. ožujka 1618. godine dodijeljena mu je titula<text:s/></text:span><text:span text:style-name="T116">Master of Savoy</text:span><text:span text:style-name="T117"><text:s/>(</text:span><text:span text:style-name="T118">ravnateljsko mjesto u zadužbini Savoy</text:span><text:span text:style-name="T119">), čime je kao vlastitu rezidenciju dobio palaču Savoy, i nedugo zatim 13. svibnja 1618. godine kralj mu na iznenađenje mnogih engleskih prelata dodjeljuje titulu dekana kraljevskog kaptola u Windsoru, čime je postao kraljev privatni kapelan. To je snažno uzdiglo njegov socijalni profil, ugled i utjecaj a nosilo je i velik redovit prihod. Imenovanjem je stekao položaj koji je bio u rangu biskupa i osigurao mu mjesto na dvoru, a kao uvjet morao je položiti formalnu prisegu kralju, prihvaćajući njegovu vrhovnu jurisdikciju ne samo u svjetovnim već i u crkvenim pitanjima. Smatralo se da je tom je prisegom,<text:s/></text:span><text:span text:style-name="T120">de facto</text:span><text:span text:style-name="T121"><text:s/>postao članom Anglikanske crkve. Mletački poslanik je u izvješću kojim obavještava o događanjima na engleskom dvoru zapisao da je na dvorskoj svečanosti u ceremoniji Reda podvezice (</text:span><text:span text:style-name="T122">Order of the Garter</text:span><text:span text:style-name="T123">) uz kralja i brojne lordove, stajao ogrnut crvenim biskupskim plaštem koji je sezao do poda i »bivši splitski nadbiskup koji danomice napreduje u naklonosti i cijeni zbog svojih knjiga, koje su uvelike po volji kralju«.</text:span></text:p>
      <text:p text:style-name="P124"/>
      <text:list text:style-name="LFO1" text:continue-numbering="true">
        <text:list-item>
          <text:p text:style-name="P125"><text:bookmark-start text:name="_Hlk164842863"/><text:span text:style-name="T126">Novi problemi na obzoru – povratak u Rim<text:s/></text:span></text:p>
        </text:list-item>
      </text:list>
      <text:p text:style-name="P127"/>
      <text:p text:style-name="P128"><text:span text:style-name="T129">Dominisov nagli uspon izazvao je neprijateljstvo i zavist okoline, a time započinju njegovi novi problemi. Imenovanje za windsorskog dekana bilo je vrhunac njegova uspona i početak njegova dramatičnog pada. Unatoč postignutim počastima i blagostanju, nove političke struje i okolnosti u osvit Tridesetogodišnjeg rata, dovode do toga da <text:s/>Dominisov ugled na dvoru počinje slabiti. Njegov položaj ovisio je isključivo o kraljevoj naklonosti i dobroj volji. Situacija se pogoršala prilikom diplomatskih pregovora o planiranom englesko-španjolskom kraljevskom braku, što je u političkom pogledu značilo<text:s/></text:span><text:soft-page-break/><text:span text:style-name="T130">neizbježno poboljšanje odnosa Engleske s Katoličkom crkvom. Dok zabrinuto prati razvoj događaja, Dominis traži način da s papom stupi u kontakt i vodi intenzivnu prepisku s prijateljima u Mletcima.. Godine 1621. stupio je u vezu sa španjolskim poslanikom u Londonu Gondmarom, koji je uspio ostvariti dugo pripremanu i dobro smišljenu nakanu inkvizicije da namami Dominisa u Rim. Na Dominisovu odluku da napusti Englesku utjecalo je 1621. godine ustoličenje novoga pape Grgura XV. (Alessandro Ludovisi), koji je prethodno bio njegov učitelj i prijatelj. Odlučivši se za odlazak, Dominis piše 16. I. 1622. godine kralju Jakovu pismo u kojemu ga izvješćuje da je pozvan u Rim od samog pape i ujedno traži od njega dopuštenje za odlazak. Kralj je bio krajnje razljućen tom Dominisovom odlukom pa mu je zabranio pristup na dvor. Da bi raščistio spor i saznao prave Dominisove namjere, poslao je 31. siječnja 1622. godine londonskog i durhamskog biskupa i dekana winchesterskog da u njegovo ime ispitaju Dominisa. Dominisov pokušaj da kralja privoli na mogućnost sjedinjenja s Katoličkom crkvom rezultirao je kraljevom naredbom da u roku od dvadeset dana zauvijek napusti Englesku. Dominis 23. ožujka 1622. godine podnosi ostavku na ravnateljsko mjesto u zadužbini Savoy, a ubrzo zatim i na položaj windsorskog dekana.<text:s/></text:span><text:bookmark-end text:name="_Hlk164842863"/></text:p>
      <text:p text:style-name="P131"><text:span text:style-name="T132">Potkraj travnja 1622. godine Dominis napušta Englesku u pratnji Schwarzenberga, imperijalnog poslanika njemačko-rimskog cara u Pragu i s njim odlazi u Bruxelles. Gost je papinskoga nuncija i tu ga čeka papin<text:s/></text:span><text:span text:style-name="T133">Breve</text:span><text:span text:style-name="T134"><text:s/>datiran 8. siječnja 1622. <text:s/>godine u kojem ga papa potiče da se što prije vrati<text:s/></text:span><text:span text:style-name="T135">ex tabernaculis impiorum</text:span><text:span text:style-name="T136">, iz kuća bezbožnika, te mu obećava milosrđe i apostolski blagoslov. Međutim <text:s/>morao je prvo biti ispitan pred nuncijem i dva svjedoka, a potom se »od svoje slobodne volje« javno pokajati o čemu je načinjen zapisnik. Zatim je preko Francuske i Švicarske stigao u Rim. Pokajnički povratak jednog tako istaknutog prelata i apostate imao je za Rimokatoličku crkvu veliku duhovnu i političku vrijednost, pa pokajničko priznanje u Bruxellesu nije bilo dovoljno.<text:s/></text:span></text:p>
      <text:p text:style-name="P137"><text:span text:style-name="T138">Stoga se<text:s/></text:span><text:bookmark-start text:name="_Hlk175410358"/><text:span text:style-name="T139">Dominis 29. listopada 1622. godine, u Rimu javno pokajao i dobio papino oproštenje, a tražilo se i da u posebnom spisu povuče svoje ranije optužbe protiv Rimokatoličke crkve i javno osudi sve oblike protestantske hereze. To je objavio početkom 1623. u knjižici<text:s/></text:span><text:span text:style-name="T140">Marcus Antonius de Dominis, Archiepiscopus Spalatensis, sui reditus ex Anglia consilium exponit<text:s/></text:span><text:span text:style-name="T141">(</text:span><text:span text:style-name="T142">Marko Antun de Dominis, splitski nadbiskup, objašnjava plan povratka iz Engleske</text:span><text:span text:style-name="T143">), u kojoj piše o razlozima koji su ga naveli da napusti Englesku.</text:span></text:p>
      <text:p text:style-name="P144"><text:bookmark-end text:name="_Hlk175410358"/></text:p>
      <text:list text:style-name="LFO1" text:continue-numbering="true">
        <text:list-item>
          <text:p text:style-name="P145"><text:span text:style-name="T146">U Anđeoskoj tvrđavi – u rukama inkvizicije</text:span><text:span text:style-name="T147"><text:s/></text:span></text:p>
        </text:list-item>
      </text:list>
      <text:p text:style-name="P148"><text:span text:style-name="T149">Dominis</text:span><text:span text:style-name="T150"><text:s/>se</text:span><text:span text:style-name="T151"><text:s/>29. listopada 1622. godine, u Rimu javno pokajao i dobio papino oproštenje, a tražilo se i da u posebnom spisu povuče svoje ranije optužbe protiv Rimokatoličke crkve i javno osudi sve oblike protestantske hereze. To je objavio početkom 1623. u knjižici<text:s/></text:span><text:span text:style-name="T152">Marcus Antonius de Dominis, Archiepiscopus Spalatensis, sui reditus ex Anglia consilium exponit<text:s/></text:span><text:span text:style-name="T153">(</text:span><text:span text:style-name="T154">Marko Antun de Dominis, splitski nadbiskup, objašnjava plan povratka iz Engleske</text:span><text:span text:style-name="T155">), u kojoj piše o razlozima koji su ga naveli da napusti Englesku.</text:span></text:p>
      <text:p text:style-name="P156">Time je izgledalo sve riješeno, ali iste godine u srpnju umire papa Grgur XV., a njegov nasljednik papa Urban VIII. nakon nekoliko mjeseci uz pomoć Inkvizicije pokreće nastavak istrage protiv Dominisa. Utamničen je od mjeseca travnja 1624. godine u Anđeoskoj tvrđavi iz koje neće izići živ. Dominis je u rujnu nenadano obolio i umro. Star i bolestan u svojoj tamničkoj muci morao je priželjkivati smrt kao izbavljenje. Dominisovo tijelo bilo je smješteno u mrtvačnicu, gdje je ostalo do svršetka procesa 21. prosinca 1624. godine, kada je posmrtno izrečena osuda u crkvi Santa Maria sopra Minerva kojom je proglašen krivim. Prema osudi Inkvizicije koja glasi: »Osuđujemo uspomenu umrlog Marka Antonija de Dominisa, bivšega splitskog nadbiskupa, na vječnu sramotu, lišavamo ga svih časti, funkcija i<text:s/><text:soft-page-break/>beneficija, konfisciramo sve njegove posjede i dobra u korist Sv. Oficija. Izbacujemo njegovu uspomenu, njegovo ovdje prisutno zadržano tijelo, njegovu sliku i njegove spise iz Crkve, čijeg se milosrđa on za života pokazao nedostojnim, ... te tražimo da njegovi spisi budu javno spaljeni«, inkvizicijskom je odredbom Dominisov leš izvađen iz lijesa, provučen ulicama Rima a potom javno spaljen zajedno s njegovom slikom i knjige na rimskom Cvjetnom trgu, a potom pepeo bačen u Tiber. Poput mnogih velikih idealista i vizionara u raskoraku s vlastitim vremenom završio je prezren i odbačen od sviju.</text:p>
      <text:p text:style-name="P157"/>
      <text:p text:style-name="Normal"><text:bookmark-end text:name="_Hlk17487344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Naslov2" style:display-name="Naslov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Naslov3" style:display-name="Naslov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Naslov4" style:display-name="Naslov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Naslov5" style:display-name="Naslov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Naslov6" style:display-name="Naslov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slov7" style:display-name="Naslov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Naslov8" style:display-name="Naslov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slov9" style:display-name="Naslov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Zadanifontodlomka" style:display-name="Zadani font odlomka" style:family="text"/>
    <style:style style:name="Naslov1Char" style:display-name="Naslov 1 Char" style:family="text" style:parent-style-name="Zadanifontodlomka">
      <style:text-properties style:font-name="Calibri Light" style:font-name-asian="Times New Roman" style:font-name-complex="Times New Roman" fo:color="#2F5496" fo:font-size="20pt" style:font-size-asian="20pt" style:font-size-complex="20pt"/>
    </style:style>
    <style:style style:name="Naslov2Char" style:display-name="Naslov 2 Char" style:family="text" style:parent-style-name="Zadanifontodlomka">
      <style:text-properties style:font-name="Calibri Light" style:font-name-asian="Times New Roman" style:font-name-complex="Times New Roman" fo:color="#2F5496" fo:font-size="16pt" style:font-size-asian="16pt" style:font-size-complex="16pt"/>
    </style:style>
    <style:style style:name="Naslov3Char" style:display-name="Naslov 3 Char" style:family="text" style:parent-style-name="Zadanifontodlomka">
      <style:text-properties style:font-name-asian="Times New Roman" style:font-name-complex="Times New Roman" fo:color="#2F5496" fo:font-size="14pt" style:font-size-asian="14pt" style:font-size-complex="14pt"/>
    </style:style>
    <style:style style:name="Naslov4Char" style:display-name="Naslov 4 Char" style:family="text" style:parent-style-name="Zadanifontodlomka">
      <style:text-properties style:font-name-asian="Times New Roman" style:font-name-complex="Times New Roman" fo:font-style="italic" style:font-style-asian="italic" style:font-style-complex="italic" fo:color="#2F5496"/>
    </style:style>
    <style:style style:name="Naslov5Char" style:display-name="Naslov 5 Char" style:family="text" style:parent-style-name="Zadanifontodlomka">
      <style:text-properties style:font-name-asian="Times New Roman" style:font-name-complex="Times New Roman" fo:color="#2F5496"/>
    </style:style>
    <style:style style:name="Naslov6Char" style:display-name="Naslov 6 Char" style:family="text" style:parent-style-name="Zadanifontodlomka">
      <style:text-properties style:font-name-asian="Times New Roman" style:font-name-complex="Times New Roman" fo:font-style="italic" style:font-style-asian="italic" style:font-style-complex="italic" fo:color="#595959"/>
    </style:style>
    <style:style style:name="Naslov7Char" style:display-name="Naslov 7 Char" style:family="text" style:parent-style-name="Zadanifontodlomka">
      <style:text-properties style:font-name-asian="Times New Roman" style:font-name-complex="Times New Roman" fo:color="#595959"/>
    </style:style>
    <style:style style:name="Naslov8Char" style:display-name="Naslov 8 Char" style:family="text" style:parent-style-name="Zadanifontodlomka">
      <style:text-properties style:font-name-asian="Times New Roman" style:font-name-complex="Times New Roman" fo:font-style="italic" style:font-style-asian="italic" style:font-style-complex="italic" fo:color="#272727"/>
    </style:style>
    <style:style style:name="Naslov9Char" style:display-name="Naslov 9 Char" style:family="text" style:parent-style-name="Zadanifontodlomka">
      <style:text-properties style:font-name-asian="Times New Roman" style:font-name-complex="Times New Roman" fo:color="#272727"/>
    </style:style>
    <style:style style:name="Naslov" style:display-name="Naslov"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NaslovChar" style:display-name="Naslov Char" style:family="text" style:parent-style-name="Zadanifontodlomka">
      <style:text-properties style:font-name="Calibri Light"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ormal" style:next-style-name="Normal">
      <style:text-properties style:font-name-asian="Times New Roman" fo:color="#595959" fo:letter-spacing="0.0104in" fo:font-size="14pt" style:font-size-asian="14pt" style:font-size-complex="14pt" fo:hyphenate="false"/>
    </style:style>
    <style:style style:name="PodnaslovChar" style:display-name="Podnaslov Char" style:family="text" style:parent-style-name="Zadanifontodlom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Zadanifontodlomka">
      <style:text-properties fo:font-style="italic" style:font-style-asian="italic" style:font-style-complex="italic" fo:color="#404040"/>
    </style:style>
    <style:style style:name="Odlomakpopisa" style:display-name="Odlomak popisa" style:family="paragraph" style:parent-style-name="Normal">
      <style:paragraph-properties style:contextual-spacing="true" fo:margin-left="0.5in">
        <style:tab-stops/>
      </style:paragraph-properties>
      <style:text-properties fo:hyphenate="false"/>
    </style:style>
    <style:style style:name="Jakoisticanje" style:display-name="Jako isticanje" style:family="text" style:parent-style-name="Zadanifontodlomka">
      <style:text-properties fo:font-style="italic" style:font-style-asian="italic" style:font-style-complex="italic" fo:color="#2F5496"/>
    </style:style>
    <style:style style:name="Naglašencitat" style:display-name="Naglašen c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aglašencitatChar" style:display-name="Naglašen citat Char" style:family="text" style:parent-style-name="Zadanifontodlomka">
      <style:text-properties fo:font-style="italic" style:font-style-asian="italic" style:font-style-complex="italic" fo:color="#2F5496"/>
    </style:style>
    <style:style style:name="Istaknutareferenca" style:display-name="Istaknuta referenca" style:family="text" style:parent-style-name="Zadanifontodlomka">
      <style:text-properties fo:font-weight="bold" style:font-weight-asian="bold" style:font-weight-complex="bold" fo:font-variant="small-caps" fo:color="#2F5496" fo:letter-spacing="0.0034in"/>
    </style:style>
    <style:style style:name="cf01" style:display-name="cf01" style:family="text" style:parent-style-name="Zadanifontodlomka">
      <style:text-properties style:font-name="Segoe UI" style:font-name-complex="Segoe UI" fo:font-size="9pt" style:font-size-asian="9pt" style:font-size-complex="9pt"/>
    </style:style>
    <style:style style:name="pf0" style:display-name="pf0"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hr" style:country-asian="H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Žarko Dadić</meta:initial-creator>
    <dc:creator>Žarko Dadić</dc:creator>
    <meta:creation-date>2024-08-20T05:42:00Z</meta:creation-date>
    <dc:date>2024-08-24T14:46:00Z</dc:date>
    <meta:template xlink:href="Normal" xlink:type="simple"/>
    <meta:editing-cycles>10</meta:editing-cycles>
    <meta:editing-duration>PT5820S</meta:editing-duration>
    <meta:document-statistic meta:page-count="7" meta:paragraph-count="49" meta:word-count="3700" meta:character-count="24746" meta:row-count="175" meta:non-whitespace-character-count="21095"/>
  </office:meta>
</office:document-meta>
</file>